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librepythonista/dnpaxblkksyulv/id_rOCVZ3hNEYrUMw.py" manifest:media-type=""/>
  <manifest:file-entry manifest:full-path="librepythonista/dnpaxblkksyulv/id_jx07ayCxIbZclf.py" manifest:media-type=""/>
  <manifest:file-entry manifest:full-path="librepythonista/dnpaxblkksyulv/id_u3GB3To2WjLRvi.py" manifest:media-type=""/>
  <manifest:file-entry manifest:full-path="librepythonista/dnpaxblkksyulv/id_Jelngy3Qz8kDA9.py" manifest:media-type=""/>
  <manifest:file-entry manifest:full-path="librepythonista/dnpaxblkksyulv/id_z4UZf395CpzhD0.py" manifest:media-type=""/>
  <manifest:file-entry manifest:full-path="librepythonista/dnpaxblkksyulv/id_Ju2mfJL8kizPOV.py" manifest:media-type=""/>
  <manifest:file-entry manifest:full-path="librepythonista/dnpaxblkksyulv/id_SdFdoNTJWAqQSN.py" manifest:media-type=""/>
  <manifest:file-entry manifest:full-path="librepythonista/dnpaxblkksyulv/" manifest:media-type="application/binary"/>
  <manifest:file-entry manifest:full-path="librepythonista/" manifest:media-type="application/binary"/>
  <manifest:file-entry manifest:full-path="manifest.rdf" manifest:media-type="application/rdf+xml"/>
  <manifest:file-entry manifest:full-path="Configurations2/" manifest:media-type="application/vnd.sun.xml.ui.configuration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02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2.1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start" css3t:text-justify="auto" fo:margin-left="0.1945in"/>
    </style:style>
    <style:style style:name="ce1" style:family="table-cell" style:parent-style-name="Default" style:data-style-name="N37"/>
    <style:style style:name="ce4" style:family="table-cell" style:parent-style-name="Default">
      <style:table-cell-properties fo:border-bottom="none" style:diagonal-bl-tr="none" style:diagonal-tl-br="none" fo:border-left="0.74pt solid #81aca6" fo:padding="0.0138in" fo:border-right="none" style:shadow="#50938a 0.0398in 0.0398in" fo:border-top="0.74pt solid #81aca6"/>
    </style:style>
    <style:style style:name="ce5" style:family="table-cell" style:parent-style-name="Default" style:data-style-name="N37">
      <style:table-cell-properties fo:border-bottom="none" style:diagonal-bl-tr="none" style:diagonal-tl-br="none" fo:border-left="0.74pt solid #81aca6" fo:padding="0.0138in" fo:border-right="none" style:shadow="#50938a 0.0398in 0.0398in" fo:border-top="none"/>
    </style:style>
    <style:style style:name="ce6" style:family="table-cell" style:parent-style-name="Default" style:data-style-name="N37">
      <style:table-cell-properties fo:border-bottom="0.74pt solid #81aca6" style:diagonal-bl-tr="none" style:diagonal-tl-br="none" fo:border-left="0.74pt solid #81aca6" fo:padding="0.0138in" fo:border-right="none" style:shadow="#50938a 0.0398in 0.0398in" fo:border-top="none"/>
    </style:style>
    <style:style style:name="ce7" style:family="table-cell" style:parent-style-name="Default">
      <style:table-cell-properties style:diagonal-bl-tr="none" style:diagonal-tl-br="none" fo:border="none" fo:padding="0.0138in" style:shadow="none"/>
    </style:style>
    <style:style style:name="ce8" style:family="table-cell" style:parent-style-name="Default">
      <style:table-cell-properties fo:border-bottom="none" style:diagonal-bl-tr="none" style:diagonal-tl-br="none" fo:border-left="none" fo:padding="0.0138in" fo:border-right="none" style:shadow="#50938a 0.0398in 0.0398in" fo:border-top="0.74pt solid #81aca6"/>
    </style:style>
    <style:style style:name="ce9" style:family="table-cell" style:parent-style-name="Default">
      <style:table-cell-properties style:diagonal-bl-tr="none" style:diagonal-tl-br="none" fo:padding="0.0138in" style:shadow="#50938a 0.0398in 0.0398in"/>
    </style:style>
    <style:style style:name="ce10" style:family="table-cell" style:parent-style-name="Default">
      <style:table-cell-properties fo:border-bottom="0.74pt solid #81aca6" style:diagonal-bl-tr="none" style:diagonal-tl-br="none" fo:border-left="none" fo:padding="0.0138in" fo:border-right="none" style:shadow="#50938a 0.0398in 0.0398in" fo:border-top="none"/>
    </style:style>
    <style:style style:name="ce11" style:family="table-cell" style:parent-style-name="Default">
      <style:table-cell-properties style:diagonal-bl-tr="none" style:diagonal-tl-br="none" fo:padding="0.0138in" style:shadow="none"/>
    </style:style>
    <style:style style:name="ce12" style:family="table-cell" style:parent-style-name="Default">
      <style:table-cell-properties fo:border-bottom="none" style:diagonal-bl-tr="none" style:diagonal-tl-br="none" fo:border-left="none" fo:padding="0.0138in" fo:border-right="0.74pt solid #81aca6" style:shadow="#50938a 0.0398in 0.0398in" fo:border-top="0.74pt solid #81aca6"/>
    </style:style>
    <style:style style:name="ce13" style:family="table-cell" style:parent-style-name="Default">
      <style:table-cell-properties fo:border-bottom="none" style:diagonal-bl-tr="none" style:diagonal-tl-br="none" fo:border-left="none" fo:padding="0.0138in" fo:border-right="0.74pt solid #81aca6" style:shadow="#50938a 0.0398in 0.0398in" fo:border-top="none"/>
    </style:style>
    <style:style style:name="ce14" style:family="table-cell" style:parent-style-name="Default">
      <style:table-cell-properties fo:border-bottom="0.74pt solid #81aca6" style:diagonal-bl-tr="none" style:diagonal-tl-br="none" fo:border-left="none" fo:padding="0.0138in" fo:border-right="0.74pt solid #81aca6" style:shadow="#50938a 0.0398in 0.0398in" fo:border-top="none"/>
    </style:style>
    <style:style style:name="ce29" style:family="table-cell" style:parent-style-name="Default">
      <style:table-cell-properties fo:border-bottom="none" fo:border-left="0.74pt solid #81aca6" fo:border-right="none" style:shadow="#50938a 0.0398in 0.0398in" fo:border-top="0.74pt solid #81aca6"/>
    </style:style>
    <style:style style:name="ce30" style:family="table-cell" style:parent-style-name="Default" style:data-style-name="N37">
      <style:table-cell-properties fo:border-bottom="none" fo:border-left="0.74pt solid #81aca6" fo:border-right="none" style:shadow="#50938a 0.0398in 0.0398in" fo:border-top="none"/>
    </style:style>
    <style:style style:name="ce31" style:family="table-cell" style:parent-style-name="Default" style:data-style-name="N37">
      <style:table-cell-properties fo:border-bottom="0.74pt solid #81aca6" fo:border-left="0.74pt solid #81aca6" fo:border-right="none" style:shadow="#50938a 0.0398in 0.0398in" fo:border-top="none"/>
    </style:style>
    <style:style style:name="ce32" style:family="table-cell" style:parent-style-name="Default">
      <style:table-cell-properties fo:border-bottom="none" fo:border-left="none" fo:border-right="none" style:shadow="#50938a 0.0398in 0.0398in" fo:border-top="0.74pt solid #81aca6"/>
    </style:style>
    <style:style style:name="ce33" style:family="table-cell" style:parent-style-name="Default">
      <style:table-cell-properties style:shadow="#50938a 0.0398in 0.0398in"/>
    </style:style>
    <style:style style:name="ce34" style:family="table-cell" style:parent-style-name="Default">
      <style:table-cell-properties fo:border-bottom="0.74pt solid #81aca6" fo:border-left="none" fo:border-right="none" style:shadow="#50938a 0.0398in 0.0398in" fo:border-top="none"/>
    </style:style>
    <style:style style:name="ce35" style:family="table-cell" style:parent-style-name="Default">
      <style:table-cell-properties fo:border-bottom="none" fo:border-left="none" fo:border-right="0.74pt solid #81aca6" style:shadow="#50938a 0.0398in 0.0398in" fo:border-top="0.74pt solid #81aca6"/>
    </style:style>
    <style:style style:name="ce36" style:family="table-cell" style:parent-style-name="Default">
      <style:table-cell-properties fo:border-bottom="none" fo:border-left="none" fo:border-right="0.74pt solid #81aca6" style:shadow="#50938a 0.0398in 0.0398in" fo:border-top="none"/>
    </style:style>
    <style:style style:name="ce37" style:family="table-cell" style:parent-style-name="Default">
      <style:table-cell-properties fo:border-bottom="0.74pt solid #81aca6" fo:border-left="none" fo:border-right="0.74pt solid #81aca6" style:shadow="#50938a 0.0398in 0.0398in" fo:border-top="none"/>
    </style:style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textarea-vertical-align="middle" fo:background-color="#b3cac7" style:protect="position" loext:decorative="false"/>
    </style:style>
    <style:style style:name="P1" style:family="paragraph"/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dnpaxblkksyulv"/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idorvtuajiewuzzq" form:control-implementation="ooo:com.sun.star.form.component.HiddenControl" xml:id="control2" form:id="control2">
              <form:properties>
                <form:property form:property-name="libre_pythonista_addr" office:value-type="string" office:string-value="sheet_index=0&amp;cell_addr=A1"/>
                <form:property form:property-name="libre_pythonista_array_ability" office:value-type="boolean" office:boolean-value="false"/>
                <form:property form:property-name="libre_pythonista_codename" office:value-type="string" office:string-value="id_Ju2mfJL8kizPOV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Ju2mfJL8kizPOV"/>
              </form:properties>
            </form:hidden>
            <form:hidden form:name="id8lc7zj5dtylqq3" form:control-implementation="ooo:com.sun.star.form.component.HiddenControl" xml:id="control3" form:id="control3">
              <form:properties>
                <form:property form:property-name="libre_pythonista_addr" office:value-type="string" office:string-value="sheet_index=0&amp;cell_addr=E2"/>
                <form:property form:property-name="libre_pythonista_array_ability" office:value-type="boolean" office:boolean-value="true"/>
                <form:property form:property-name="libre_pythonista_codename" office:value-type="string" office:string-value="id_rOCVZ3hNEYrUMw"/>
                <form:property form:property-name="libre_pythonista_ctl_state" office:value-type="float" office:value="1"/>
                <form:property form:property-name="libre_pythonista_modify_trigger_event" office:value-type="string" office:string-value="cell_data_type_pd_df"/>
                <form:property form:property-name="libre_pythonista_orig_ctl" office:value-type="string" office:string-value="cell_data_type_pd_df"/>
                <form:property form:property-name="libre_pythonista_pyc_rule" office:value-type="string" office:string-value="cell_data_type_pd_df"/>
                <form:property form:property-name="libre_pythonista_shape" office:value-type="string" office:string-value="SHAPE_libre_pythonista_ctl_cell_id_rOCVZ3hNEYrUMw"/>
              </form:properties>
            </form:hidden>
            <form:hidden form:name="idfd6wnuhpnulz5d" form:control-implementation="ooo:com.sun.star.form.component.HiddenControl" xml:id="control4" form:id="control4">
              <form:properties>
                <form:property form:property-name="libre_pythonista_addr" office:value-type="string" office:string-value="sheet_index=0&amp;cell_addr=G2"/>
                <form:property form:property-name="libre_pythonista_array_ability" office:value-type="boolean" office:boolean-value="true"/>
                <form:property form:property-name="libre_pythonista_codename" office:value-type="string" office:string-value="id_u3GB3To2WjLRvi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pd_df"/>
                <form:property form:property-name="libre_pythonista_orig_ctl" office:value-type="string" office:string-value="cell_data_type_pd_df"/>
                <form:property form:property-name="libre_pythonista_pyc_rule" office:value-type="string" office:string-value="cell_data_type_pd_df"/>
                <form:property form:property-name="libre_pythonista_shape" office:value-type="string" office:string-value="SHAPE_libre_pythonista_ctl_cell_id_u3GB3To2WjLRvi"/>
              </form:properties>
            </form:hidden>
            <form:hidden form:name="idtwdu4ehxodpol2" form:control-implementation="ooo:com.sun.star.form.component.HiddenControl" xml:id="control5" form:id="control5">
              <form:properties>
                <form:property form:property-name="libre_pythonista_addr" office:value-type="string" office:string-value="sheet_index=0&amp;cell_addr=L2"/>
                <form:property form:property-name="libre_pythonista_array_ability" office:value-type="boolean" office:boolean-value="true"/>
                <form:property form:property-name="libre_pythonista_codename" office:value-type="string" office:string-value="id_SdFdoNTJWAqQSN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tbl_data"/>
                <form:property form:property-name="libre_pythonista_orig_ctl" office:value-type="string" office:string-value="cell_data_type_tbl_data"/>
                <form:property form:property-name="libre_pythonista_pyc_rule" office:value-type="string" office:string-value="cell_data_type_tbl_data"/>
                <form:property form:property-name="libre_pythonista_shape" office:value-type="string" office:string-value="SHAPE_libre_pythonista_ctl_cell_id_SdFdoNTJWAqQSN"/>
              </form:properties>
            </form:hidden>
            <form:hidden form:name="idx4iojymkc8t0sg" form:control-implementation="ooo:com.sun.star.form.component.HiddenControl" xml:id="control6" form:id="control6">
              <form:properties>
                <form:property form:property-name="libre_pythonista_addr" office:value-type="string" office:string-value="sheet_index=0&amp;cell_addr=L9"/>
                <form:property form:property-name="libre_pythonista_array_ability" office:value-type="boolean" office:boolean-value="true"/>
                <form:property form:property-name="libre_pythonista_codename" office:value-type="string" office:string-value="id_Jelngy3Qz8kDA9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tbl_data"/>
                <form:property form:property-name="libre_pythonista_orig_ctl" office:value-type="string" office:string-value="cell_data_type_tbl_data"/>
                <form:property form:property-name="libre_pythonista_pyc_rule" office:value-type="string" office:string-value="cell_data_type_tbl_data"/>
                <form:property form:property-name="libre_pythonista_shape" office:value-type="string" office:string-value="SHAPE_libre_pythonista_ctl_cell_id_Jelngy3Qz8kDA9"/>
              </form:properties>
            </form:hidden>
            <form:hidden form:name="idnp0zwpf2zeoueb" form:control-implementation="ooo:com.sun.star.form.component.HiddenControl" xml:id="control7" form:id="control7">
              <form:properties>
                <form:property form:property-name="libre_pythonista_addr" office:value-type="string" office:string-value="sheet_index=0&amp;cell_addr=C14"/>
                <form:property form:property-name="libre_pythonista_array_ability" office:value-type="boolean" office:boolean-value="false"/>
                <form:property form:property-name="libre_pythonista_codename" office:value-type="string" office:string-value="id_z4UZf395CpzhD0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z4UZf395CpzhD0"/>
              </form:properties>
            </form:hidden>
            <form:hidden form:name="iddysiguezflma1k" form:control-implementation="ooo:com.sun.star.form.component.HiddenControl" xml:id="control8" form:id="control8">
              <form:properties>
                <form:property form:property-name="libre_pythonista_addr" office:value-type="string" office:string-value="sheet_index=0&amp;cell_addr=D14"/>
                <form:property form:property-name="libre_pythonista_array_ability" office:value-type="boolean" office:boolean-value="false"/>
                <form:property form:property-name="libre_pythonista_codename" office:value-type="string" office:string-value="id_jx07ayCxIbZclf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jx07ayCxIbZclf"/>
              </form:properties>
            </form:hidden>
          </form:form>
          <form:form form:name="Form_libre_pythonista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libre_pythonista_ctl_cell_id_Ju2mfJL8kizPOV" form:control-implementation="ooo:com.sun.star.form.component.CommandButton" xml:id="control9" form:id="control9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u3GB3To2WjLRvi" form:control-implementation="ooo:com.sun.star.form.component.CommandButton" xml:id="control10" form:id="control10" form:label="&lt;&gt; DataFrame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Jelngy3Qz8kDA9" form:control-implementation="ooo:com.sun.star.form.component.CommandButton" xml:id="control11" form:id="control11" form:label="&lt;&gt; Table Data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z4UZf395CpzhD0" form:control-implementation="ooo:com.sun.star.form.component.CommandButton" xml:id="control12" form:id="control12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jx07ayCxIbZclf" form:control-implementation="ooo:com.sun.star.form.component.CommandButton" xml:id="control13" form:id="control13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rOCVZ3hNEYrUMw" form:control-implementation="ooo:com.sun.star.form.component.CommandButton" xml:id="control14" form:id="control14" form:label="&lt;&gt; DataFrame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SdFdoNTJWAqQSN" form:control-implementation="ooo:com.sun.star.form.component.CommandButton" xml:id="control15" form:id="control15" form:label="&lt;&gt; Table Data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5"/>
        <table:table-column table:style-name="co3" table:default-cell-style-name="ce9"/>
        <table:table-column table:style-name="co1" table:default-cell-style-name="ce9"/>
        <table:table-column table:style-name="co1" table:default-cell-style-name="ce13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2" table:formula="of:=COM.GITHUB.AMOURSPIRIT.EXTENSIONS.LIBREPYTHONISTA.PYIMPL.PYC(SHEET();CELL(&quot;ADDRESS&quot;))" office:value-type="string" office:string-value="imports" calcext:value-type="string">
            <text:p>imports</text:p>
            <draw:control table:end-cell-address="Sheet1.A1" table:end-x="0.0004in" table:end-y="0.0004in" draw:z-index="6" draw:name="_cprop_idorvtuajiewuzzq_id" draw:style-name="gr1" draw:text-style-name="P1" drawooo:display="screen" svg:width="0.0004in" svg:height="0.0004in" svg:x="0in" svg:y="0in"/>
            <draw:control table:end-cell-address="Sheet1.A2" table:end-x="0.1783in" table:end-y="0.0004in" draw:z-index="7" draw:name="SHAPE_libre_pythonista_ctl_cell_id_Ju2mfJL8kizPOV" draw:style-name="gr2" draw:text-style-name="P2" drawooo:display="screen" svg:width="0.1783in" svg:height="0.1783in" svg:x="0in" svg:y="0in" draw:control="control9"/>
          </table:table-cell>
          <table:table-cell table:number-columns-repeated="5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ales</text:p>
          </table:table-cell>
          <table:table-cell table:formula="of:=COM.GITHUB.AMOURSPIRIT.EXTENSIONS.LIBREPYTHONISTA.PYIMPL.PYC(SHEET();CELL(&quot;ADDRESS&quot;);[.A2:.D13])">
            <text:p/>
            <draw:control table:end-cell-address="Sheet1.E3" table:end-x="0.889in" table:end-y="0.0004in" draw:z-index="0" draw:name="SHAPE_libre_pythonista_ctl_cell_id_rOCVZ3hNEYrUMw" draw:style-name="gr2" draw:text-style-name="P2" drawooo:display="screen" svg:width="0.889in" svg:height="0.178in" svg:x="0in" svg:y="0in" draw:control="control14"/>
            <draw:control table:end-cell-address="Sheet1.E2" table:end-x="0.0004in" table:end-y="0.0004in" draw:z-index="8" draw:name="_cprop_id8lc7zj5dtylqq3_id" draw:style-name="gr1" draw:text-style-name="P1" drawooo:display="screen" svg:width="0.0004in" svg:height="0.0004in" svg:x="0in" svg:y="0in"/>
          </table:table-cell>
          <table:table-cell/>
          <table:table-cell table:style-name="ce4" table:number-matrix-columns-spanned="4" table:number-matrix-rows-spanned="23" table:formula="of:=COM.GITHUB.AMOURSPIRIT.EXTENSIONS.LIBREPYTHONISTA.PYIMPL.PYC(SHEET();CELL(&quot;ADDRESS&quot;);[.E2])" office:value-type="string" office:string-value="Date" calcext:value-type="string">
            <text:p>Date</text:p>
            <draw:control table:end-cell-address="Sheet1.G2" table:end-x="0.0004in" table:end-y="0.0004in" draw:z-index="9" draw:name="_cprop_idfd6wnuhpnulz5d_id" draw:style-name="gr1" draw:text-style-name="P1" drawooo:display="screen" svg:width="0.0004in" svg:height="0.0004in" svg:x="0in" svg:y="0in"/>
            <draw:control table:end-cell-address="Sheet1.H3" table:end-x="0.0004in" table:end-y="0.0004in" draw:z-index="10" draw:name="SHAPE_libre_pythonista_ctl_cell_id_u3GB3To2WjLRvi" draw:style-name="gr2" draw:text-style-name="P2" drawooo:display="none" svg:width="0.8894in" svg:height="0.178in" svg:x="0in" svg:y="0in" draw:control="control10"/>
          </table:table-cell>
          <table:table-cell table:style-name="ce8" office:value-type="string" office:string-value="Product" calcext:value-type="string">
            <text:p>Product</text:p>
          </table:table-cell>
          <table:table-cell table:style-name="ce8" office:value-type="string" office:string-value="variable" calcext:value-type="string">
            <text:p>variable</text:p>
          </table:table-cell>
          <table:table-cell table:style-name="ce12" office:value-type="string" office:string-value="value" calcext:value-type="string">
            <text:p>value</text:p>
          </table:table-cell>
          <table:table-cell/>
          <table:table-cell table:style-name="ce4" table:number-matrix-columns-spanned="4" table:number-matrix-rows-spanned="4" table:formula="of:=COM.GITHUB.AMOURSPIRIT.EXTENSIONS.LIBREPYTHONISTA.PYIMPL.PYC(SHEET();CELL(&quot;ADDRESS&quot;);[.E2])" office:value-type="string" office:string-value="Date" calcext:value-type="string">
            <text:p>Date</text:p>
            <draw:control table:end-cell-address="Sheet1.L3" table:end-x="0.889in" table:end-y="0.0004in" draw:z-index="1" draw:name="SHAPE_libre_pythonista_ctl_cell_id_SdFdoNTJWAqQSN" draw:style-name="gr2" draw:text-style-name="P2" drawooo:display="none" svg:width="0.889in" svg:height="0.178in" svg:x="0in" svg:y="0in" draw:control="control15"/>
            <draw:control table:end-cell-address="Sheet1.L2" table:end-x="0.0004in" table:end-y="0.0004in" draw:z-index="11" draw:name="_cprop_idtwdu4ehxodpol2_id" draw:style-name="gr1" draw:text-style-name="P1" drawooo:display="screen" svg:width="0.0004in" svg:height="0.0004in" svg:x="0in" svg:y="0in"/>
          </table:table-cell>
          <table:table-cell table:style-name="ce8" office:value-type="string" office:string-value="Product" calcext:value-type="string">
            <text:p>Product</text:p>
          </table:table-cell>
          <table:table-cell table:style-name="ce8" office:value-type="string" office:string-value="Quality" calcext:value-type="string">
            <text:p>Quality</text:p>
          </table:table-cell>
          <table:table-cell table:style-name="ce12" office:value-type="string" office:string-value="Sales" calcext:value-type="string">
            <text:p>Sales</text:p>
          </table:table-cell>
        </table:table-row>
        <table:table-row table:style-name="ro1">
          <table:table-cell table:style-name="ce1" office:value-type="date" office:date-value="2023-06-01" calcext:value-type="date">
            <text:p>06/01/23</text:p>
          </table:table-cell>
          <table:table-cell office:value-type="string" calcext:value-type="string">
            <text:p>Laptop Bag Black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office:value-type="date" office:date-value="2023-06-01" calcext:value-type="date">
            <text:p>06/01/23</text:p>
          </table:table-cell>
          <table:table-cell office:value-type="string" office:string-value="Laptop Bag Black" calcext:value-type="string">
            <text:p>Laptop Bag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5" office:value-type="date" office:date-value="2023-06-04" calcext:value-type="date">
            <text:p>06/04/23</text:p>
          </table:table-cell>
          <table:table-cell table:style-name="ce9" office:value-type="string" office:string-value="Women crop top black" calcext:value-type="string">
            <text:p>Women crop top black</text:p>
          </table:table-cell>
          <table:table-cell table:style-name="ce9" office:value-type="float" office:value="190" calcext:value-type="float">
            <text:p>190</text:p>
          </table:table-cell>
          <table:table-cell table:style-name="ce13" office:value-type="float" office:value="1900" calcext:value-type="float">
            <text:p>1900</text:p>
          </table:table-cell>
        </table:table-row>
        <table:table-row table:style-name="ro1">
          <table:table-cell table:style-name="ce1" office:value-type="date" office:date-value="2023-06-01" calcext:value-type="date">
            <text:p>06/01/23</text:p>
          </table:table-cell>
          <table:table-cell office:value-type="string" calcext:value-type="string">
            <text:p>Women type T simple white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01" calcext:value-type="date">
            <text:p>06/01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5" office:value-type="date" office:date-value="2023-06-07" calcext:value-type="date">
            <text:p>06/07/23</text:p>
          </table:table-cell>
          <table:table-cell table:style-name="ce9" office:value-type="string" office:string-value="Women type T simple black" calcext:value-type="string">
            <text:p>Women type T simple black</text:p>
          </table:table-cell>
          <table:table-cell table:style-name="ce9" office:value-type="float" office:value="130" calcext:value-type="float">
            <text:p>130</text:p>
          </table:table-cell>
          <table:table-cell table:style-name="ce13" office:value-type="float" office:value="1560" calcext:value-type="float">
            <text:p>1560</text:p>
          </table:table-cell>
        </table:table-row>
        <table:table-row table:style-name="ro1">
          <table:table-cell table:style-name="ce1" office:value-type="date" office:date-value="2033-06-01" calcext:value-type="date">
            <text:p>06/01/33</text:p>
          </table:table-cell>
          <table:table-cell office:value-type="string" calcext:value-type="string">
            <text:p>Smartphone case diamond</text:p>
          </table:table-cell>
          <table:table-cell office:value-type="float" office:value="60" calcext:value-type="float">
            <text:p>60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office:value-type="date" office:date-value="2033-06-01" calcext:value-type="date">
            <text:p>06/01/3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6" office:value-type="date" office:date-value="2023-06-10" calcext:value-type="date">
            <text:p>06/10/23</text:p>
          </table:table-cell>
          <table:table-cell table:style-name="ce10" office:value-type="string" office:string-value="Women type T simple black" calcext:value-type="string">
            <text:p>Women type T simple black</text:p>
          </table:table-cell>
          <table:table-cell table:style-name="ce10" office:value-type="float" office:value="140" calcext:value-type="float">
            <text:p>140</text:p>
          </table:table-cell>
          <table:table-cell table:style-name="ce14" office:value-type="float" office:value="1680" calcext:value-type="float">
            <text:p>1680</text:p>
          </table:table-cell>
        </table:table-row>
        <table:table-row table:style-name="ro1">
          <table:table-cell table:style-name="ce1" office:value-type="date" office:date-value="2023-06-01" calcext:value-type="date">
            <text:p>06/01/23</text:p>
          </table:table-cell>
          <table:table-cell office:value-type="string" calcext:value-type="string">
            <text:p>Laptop Bag Red</text:p>
          </table:table-cell>
          <table:table-cell office:value-type="float" office:value="33" calcext:value-type="float">
            <text:p>33</text:p>
          </table:table-cell>
          <table:table-cell office:value-type="float" office:value="1970" calcext:value-type="float">
            <text:p>1970</text:p>
          </table:table-cell>
          <table:table-cell table:number-columns-repeated="2"/>
          <table:table-cell office:value-type="date" office:date-value="2023-06-01" calcext:value-type="date">
            <text:p>06/01/23</text:p>
          </table:table-cell>
          <table:table-cell office:value-type="string" office:string-value="Laptop Bag Red" calcext:value-type="string">
            <text:p>Laptop Bag Re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2" calcext:value-type="date">
            <text:p>06/02/23</text:p>
          </table:table-cell>
          <table:table-cell office:value-type="string" calcext:value-type="string">
            <text:p>Women type T simple white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02" calcext:value-type="date">
            <text:p>06/02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3" calcext:value-type="date">
            <text:p>06/03/23</text:p>
          </table:table-cell>
          <table:table-cell office:value-type="string" calcext:value-type="string">
            <text:p>Women type T simple white</text:p>
          </table:table-cell>
          <table:table-cell office:value-type="float" office:value="120" calcext:value-type="float">
            <text:p>120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date" office:date-value="2023-06-03" calcext:value-type="date">
            <text:p>06/03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06-03" calcext:value-type="date">
            <text:p>06/03/23</text:p>
          </table:table-cell>
          <table:table-cell office:value-type="string" calcext:value-type="string">
            <text:p>Smartphone case diamond</text:p>
          </table:table-cell>
          <table:table-cell office:value-type="float" office:value="60" calcext:value-type="float">
            <text:p>60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office:value-type="date" office:date-value="2023-06-03" calcext:value-type="date">
            <text:p>06/03/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9" table:number-matrix-columns-spanned="4" table:number-matrix-rows-spanned="12" table:formula="of:=COM.GITHUB.AMOURSPIRIT.EXTENSIONS.LIBREPYTHONISTA.PYIMPL.PYC(SHEET();CELL(&quot;ADDRESS&quot;);[.E2])" office:value-type="string" office:string-value="Date" calcext:value-type="string">
            <text:p>Date</text:p>
            <draw:control table:end-cell-address="Sheet1.L9" table:end-x="0.0004in" table:end-y="0.0004in" draw:z-index="12" draw:name="_cprop_idx4iojymkc8t0sg_id" draw:style-name="gr1" draw:text-style-name="P1" drawooo:display="screen" svg:width="0.0004in" svg:height="0.0004in" svg:x="0in" svg:y="0in"/>
            <draw:control table:end-cell-address="Sheet1.L10" table:end-x="0.889in" table:end-y="0.0004in" draw:z-index="13" draw:name="SHAPE_libre_pythonista_ctl_cell_id_Jelngy3Qz8kDA9" draw:style-name="gr2" draw:text-style-name="P2" drawooo:display="none" svg:width="0.889in" svg:height="0.1783in" svg:x="0in" svg:y="0in" draw:control="control11"/>
          </table:table-cell>
          <table:table-cell table:style-name="ce32" office:value-type="string" office:string-value="Product" calcext:value-type="string">
            <text:p>Product</text:p>
          </table:table-cell>
          <table:table-cell table:style-name="ce32" office:value-type="string" office:string-value="Quality" calcext:value-type="string">
            <text:p>Quality</text:p>
          </table:table-cell>
          <table:table-cell table:style-name="ce35" office:value-type="string" office:string-value="Sales" calcext:value-type="string">
            <text:p>Sales</text:p>
          </table:table-cell>
        </table:table-row>
        <table:table-row table:style-name="ro1">
          <table:table-cell table:style-name="ce1" office:value-type="date" office:date-value="2023-06-04" calcext:value-type="date">
            <text:p>06/04/23</text:p>
          </table:table-cell>
          <table:table-cell office:value-type="string" calcext:value-type="string">
            <text:p>Smartphone case diamond</text:p>
          </table:table-cell>
          <table:table-cell office:value-type="float" office:value="50" calcext:value-type="float">
            <text:p>50</text:p>
          </table:table-cell>
          <table:table-cell office:value-type="float" office:value="3520" calcext:value-type="float">
            <text:p>3520</text:p>
          </table:table-cell>
          <table:table-cell table:number-columns-repeated="2"/>
          <table:table-cell office:value-type="date" office:date-value="2023-06-04" calcext:value-type="date">
            <text:p>06/04/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0" office:value-type="date" office:date-value="2023-06-01" calcext:value-type="date">
            <text:p>06/01/23</text:p>
          </table:table-cell>
          <table:table-cell table:style-name="ce33" office:value-type="string" office:string-value="Laptop Bag Black" calcext:value-type="string">
            <text:p>Laptop Bag Black</text:p>
          </table:table-cell>
          <table:table-cell table:style-name="ce33" office:value-type="float" office:value="48" calcext:value-type="float">
            <text:p>48</text:p>
          </table:table-cell>
          <table:table-cell table:style-name="ce36" office:value-type="float" office:value="1800" calcext:value-type="float">
            <text:p>1800</text:p>
          </table:table-cell>
        </table:table-row>
        <table:table-row table:style-name="ro1">
          <table:table-cell table:style-name="ce1" office:value-type="date" office:date-value="2023-06-04" calcext:value-type="date">
            <text:p>06/04/23</text:p>
          </table:table-cell>
          <table:table-cell office:value-type="string" calcext:value-type="string">
            <text:p>Women crop top black</text:p>
          </table:table-cell>
          <table:table-cell office:value-type="float" office:value="190" calcext:value-type="float">
            <text:p>19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date" office:date-value="2023-06-04" calcext:value-type="date">
            <text:p>06/04/23</text:p>
          </table:table-cell>
          <table:table-cell office:value-type="string" office:string-value="Women crop top black" calcext:value-type="string">
            <text:p>Women crop top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0" office:value-type="date" office:date-value="2023-06-01" calcext:value-type="date">
            <text:p>06/01/23</text:p>
          </table:table-cell>
          <table:table-cell table:style-name="ce33" office:value-type="string" office:string-value="Women type T simple white" calcext:value-type="string">
            <text:p>Women type T simple white</text:p>
          </table:table-cell>
          <table:table-cell table:style-name="ce33" office:value-type="float" office:value="140" calcext:value-type="float">
            <text:p>140</text:p>
          </table:table-cell>
          <table:table-cell table:style-name="ce36" office:value-type="float" office:value="1680" calcext:value-type="float">
            <text:p>1680</text:p>
          </table:table-cell>
        </table:table-row>
        <table:table-row table:style-name="ro1">
          <table:table-cell table:style-name="ce1" office:value-type="date" office:date-value="2023-06-07" calcext:value-type="date">
            <text:p>06/07/23</text:p>
          </table:table-cell>
          <table:table-cell office:value-type="string" calcext:value-type="string">
            <text:p>Women type T simple black</text:p>
          </table:table-cell>
          <table:table-cell office:value-type="float" office:value="130" calcext:value-type="float">
            <text:p>130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office:value-type="date" office:date-value="2023-06-07" calcext:value-type="date">
            <text:p>06/07/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0" office:value-type="date" office:date-value="2033-06-01" calcext:value-type="date">
            <text:p>06/01/33</text:p>
          </table:table-cell>
          <table:table-cell table:style-name="ce33" office:value-type="string" office:string-value="Smartphone case diamond" calcext:value-type="string">
            <text:p>Smartphone case diamond</text:p>
          </table:table-cell>
          <table:table-cell table:style-name="ce33" office:value-type="float" office:value="60" calcext:value-type="float">
            <text:p>60</text:p>
          </table:table-cell>
          <table:table-cell table:style-name="ce36" office:value-type="float" office:value="4230" calcext:value-type="float">
            <text:p>4230</text:p>
          </table:table-cell>
        </table:table-row>
        <table:table-row table:style-name="ro1">
          <table:table-cell table:style-name="ce1" office:value-type="date" office:date-value="2023-06-10" calcext:value-type="date">
            <text:p>06/10/23</text:p>
          </table:table-cell>
          <table:table-cell office:value-type="string" calcext:value-type="string">
            <text:p>Women type T simple black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10" calcext:value-type="date">
            <text:p>06/10/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30" office:value-type="date" office:date-value="2023-06-01" calcext:value-type="date">
            <text:p>06/01/23</text:p>
          </table:table-cell>
          <table:table-cell table:style-name="ce33" office:value-type="string" office:string-value="Laptop Bag Red" calcext:value-type="string">
            <text:p>Laptop Bag Red</text:p>
          </table:table-cell>
          <table:table-cell table:style-name="ce33" office:value-type="float" office:value="33" calcext:value-type="float">
            <text:p>33</text:p>
          </table:table-cell>
          <table:table-cell table:style-name="ce36" office:value-type="float" office:value="1970" calcext:value-type="float">
            <text:p>1970</text:p>
          </table:table-cell>
        </table:table-row>
        <table:table-row table:style-name="ro1">
          <table:table-cell table:number-columns-repeated="2"/>
          <table:table-cell table:style-name="ce2" table:formula="of:=COM.GITHUB.AMOURSPIRIT.EXTENSIONS.LIBREPYTHONISTA.PYIMPL.PYC(SHEET();CELL(&quot;ADDRESS&quot;);[.L9])" office:value-type="string" office:string-value="float64" calcext:value-type="string">
            <text:p>float64</text:p>
            <draw:control table:end-cell-address="Sheet1.C14" table:end-x="0.0004in" table:end-y="0.0004in" draw:z-index="2" draw:name="_cprop_idnp0zwpf2zeoueb_id" draw:style-name="gr1" draw:text-style-name="P1" drawooo:display="screen" svg:width="0.0004in" svg:height="0.0004in" svg:x="0in" svg:y="0in"/>
            <draw:control table:end-cell-address="Sheet1.C15" table:end-x="0.1783in" table:end-y="0.0004in" draw:z-index="3" draw:name="SHAPE_libre_pythonista_ctl_cell_id_z4UZf395CpzhD0" draw:style-name="gr2" draw:text-style-name="P2" drawooo:display="screen" svg:width="0.1783in" svg:height="0.1783in" svg:x="0in" svg:y="0in" draw:control="control12"/>
          </table:table-cell>
          <table:table-cell table:style-name="ce2" table:formula="of:=COM.GITHUB.AMOURSPIRIT.EXTENSIONS.LIBREPYTHONISTA.PYIMPL.PYC(SHEET();CELL(&quot;ADDRESS&quot;);[.C14])" office:value-type="string" office:string-value="float64" calcext:value-type="string">
            <text:p>float64</text:p>
            <draw:control table:end-cell-address="Sheet1.D14" table:end-x="0.0004in" table:end-y="0.0004in" draw:z-index="4" draw:name="_cprop_iddysiguezflma1k_id" draw:style-name="gr1" draw:text-style-name="P1" drawooo:display="screen" svg:width="0.0004in" svg:height="0.0004in" svg:x="0in" svg:y="0in"/>
            <draw:control table:end-cell-address="Sheet1.D15" table:end-x="0.1783in" table:end-y="0.0004in" draw:z-index="5" draw:name="SHAPE_libre_pythonista_ctl_cell_id_jx07ayCxIbZclf" draw:style-name="gr2" draw:text-style-name="P2" drawooo:display="screen" svg:width="0.1783in" svg:height="0.1783in" svg:x="0in" svg:y="0in" draw:control="control13"/>
          </table:table-cell>
          <table:table-cell table:number-columns-repeated="2"/>
          <table:table-cell office:value-type="date" office:date-value="2023-06-01" calcext:value-type="date">
            <text:p>06/01/23</text:p>
          </table:table-cell>
          <table:table-cell office:value-type="string" office:string-value="Laptop Bag Black" calcext:value-type="string">
            <text:p>Laptop Bag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800" calcext:value-type="float">
            <text:p>1800</text:p>
          </table:table-cell>
          <table:table-cell/>
          <table:table-cell table:style-name="ce30" office:value-type="date" office:date-value="2023-06-02" calcext:value-type="date">
            <text:p>06/02/23</text:p>
          </table:table-cell>
          <table:table-cell table:style-name="ce33" office:value-type="string" office:string-value="Women type T simple white" calcext:value-type="string">
            <text:p>Women type T simple white</text:p>
          </table:table-cell>
          <table:table-cell table:style-name="ce33" office:value-type="float" office:value="140" calcext:value-type="float">
            <text:p>140</text:p>
          </table:table-cell>
          <table:table-cell table:style-name="ce36" office:value-type="float" office:value="1680" calcext:value-type="float">
            <text:p>1680</text:p>
          </table:table-cell>
        </table:table-row>
        <table:table-row table:style-name="ro1">
          <table:table-cell table:number-columns-repeated="6"/>
          <table:table-cell office:value-type="date" office:date-value="2023-06-01" calcext:value-type="date">
            <text:p>06/01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680" calcext:value-type="float">
            <text:p>1680</text:p>
          </table:table-cell>
          <table:table-cell/>
          <table:table-cell table:style-name="ce30" office:value-type="date" office:date-value="2023-06-03" calcext:value-type="date">
            <text:p>06/03/23</text:p>
          </table:table-cell>
          <table:table-cell table:style-name="ce33" office:value-type="string" office:string-value="Women type T simple white" calcext:value-type="string">
            <text:p>Women type T simple white</text:p>
          </table:table-cell>
          <table:table-cell table:style-name="ce33" office:value-type="float" office:value="120" calcext:value-type="float">
            <text:p>120</text:p>
          </table:table-cell>
          <table:table-cell table:style-name="ce36" office:value-type="float" office:value="1440" calcext:value-type="float">
            <text:p>1440</text:p>
          </table:table-cell>
        </table:table-row>
        <table:table-row table:style-name="ro1">
          <table:table-cell table:number-columns-repeated="6"/>
          <table:table-cell office:value-type="date" office:date-value="2033-06-01" calcext:value-type="date">
            <text:p>06/01/3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4230" calcext:value-type="float">
            <text:p>4230</text:p>
          </table:table-cell>
          <table:table-cell/>
          <table:table-cell table:style-name="ce30" office:value-type="date" office:date-value="2023-06-03" calcext:value-type="date">
            <text:p>06/03/23</text:p>
          </table:table-cell>
          <table:table-cell table:style-name="ce33" office:value-type="string" office:string-value="Smartphone case diamond" calcext:value-type="string">
            <text:p>Smartphone case diamond</text:p>
          </table:table-cell>
          <table:table-cell table:style-name="ce33" office:value-type="float" office:value="60" calcext:value-type="float">
            <text:p>60</text:p>
          </table:table-cell>
          <table:table-cell table:style-name="ce36" office:value-type="float" office:value="4230" calcext:value-type="float">
            <text:p>4230</text:p>
          </table:table-cell>
        </table:table-row>
        <table:table-row table:style-name="ro1">
          <table:table-cell table:number-columns-repeated="6"/>
          <table:table-cell office:value-type="date" office:date-value="2023-06-01" calcext:value-type="date">
            <text:p>06/01/23</text:p>
          </table:table-cell>
          <table:table-cell office:value-type="string" office:string-value="Laptop Bag Red" calcext:value-type="string">
            <text:p>Laptop Bag Re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970" calcext:value-type="float">
            <text:p>1970</text:p>
          </table:table-cell>
          <table:table-cell/>
          <table:table-cell table:style-name="ce30" office:value-type="date" office:date-value="2023-06-04" calcext:value-type="date">
            <text:p>06/04/23</text:p>
          </table:table-cell>
          <table:table-cell table:style-name="ce33" office:value-type="string" office:string-value="Smartphone case diamond" calcext:value-type="string">
            <text:p>Smartphone case diamond</text:p>
          </table:table-cell>
          <table:table-cell table:style-name="ce33" office:value-type="float" office:value="50" calcext:value-type="float">
            <text:p>50</text:p>
          </table:table-cell>
          <table:table-cell table:style-name="ce36" office:value-type="float" office:value="3520" calcext:value-type="float">
            <text:p>3520</text:p>
          </table:table-cell>
        </table:table-row>
        <table:table-row table:style-name="ro1">
          <table:table-cell table:number-columns-repeated="6"/>
          <table:table-cell office:value-type="date" office:date-value="2023-06-02" calcext:value-type="date">
            <text:p>06/02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680" calcext:value-type="float">
            <text:p>1680</text:p>
          </table:table-cell>
          <table:table-cell/>
          <table:table-cell table:style-name="ce30" office:value-type="date" office:date-value="2023-06-04" calcext:value-type="date">
            <text:p>06/04/23</text:p>
          </table:table-cell>
          <table:table-cell table:style-name="ce33" office:value-type="string" office:string-value="Women crop top black" calcext:value-type="string">
            <text:p>Women crop top black</text:p>
          </table:table-cell>
          <table:table-cell table:style-name="ce33" office:value-type="float" office:value="190" calcext:value-type="float">
            <text:p>190</text:p>
          </table:table-cell>
          <table:table-cell table:style-name="ce36" office:value-type="float" office:value="1900" calcext:value-type="float">
            <text:p>1900</text:p>
          </table:table-cell>
        </table:table-row>
        <table:table-row table:style-name="ro1">
          <table:table-cell table:number-columns-repeated="6"/>
          <table:table-cell office:value-type="date" office:date-value="2023-06-03" calcext:value-type="date">
            <text:p>06/03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0" office:value-type="date" office:date-value="2023-06-07" calcext:value-type="date">
            <text:p>06/07/23</text:p>
          </table:table-cell>
          <table:table-cell table:style-name="ce33" office:value-type="string" office:string-value="Women type T simple black" calcext:value-type="string">
            <text:p>Women type T simple black</text:p>
          </table:table-cell>
          <table:table-cell table:style-name="ce33" office:value-type="float" office:value="130" calcext:value-type="float">
            <text:p>130</text:p>
          </table:table-cell>
          <table:table-cell table:style-name="ce36" office:value-type="float" office:value="1560" calcext:value-type="float">
            <text:p>1560</text:p>
          </table:table-cell>
        </table:table-row>
        <table:table-row table:style-name="ro1">
          <table:table-cell table:number-columns-repeated="6"/>
          <table:table-cell office:value-type="date" office:date-value="2023-06-03" calcext:value-type="date">
            <text:p>06/03/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4230" calcext:value-type="float">
            <text:p>4230</text:p>
          </table:table-cell>
          <table:table-cell/>
          <table:table-cell table:style-name="ce31" office:value-type="date" office:date-value="2023-06-10" calcext:value-type="date">
            <text:p>06/10/23</text:p>
          </table:table-cell>
          <table:table-cell table:style-name="ce34" office:value-type="string" office:string-value="Women type T simple black" calcext:value-type="string">
            <text:p>Women type T simple black</text:p>
          </table:table-cell>
          <table:table-cell table:style-name="ce34" office:value-type="float" office:value="140" calcext:value-type="float">
            <text:p>140</text:p>
          </table:table-cell>
          <table:table-cell table:style-name="ce37" office:value-type="float" office:value="1680" calcext:value-type="float">
            <text:p>1680</text:p>
          </table:table-cell>
        </table:table-row>
        <table:table-row table:style-name="ro1">
          <table:table-cell table:number-columns-repeated="6"/>
          <table:table-cell office:value-type="date" office:date-value="2023-06-04" calcext:value-type="date">
            <text:p>06/04/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3520" calcext:value-type="float">
            <text:p>352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4" calcext:value-type="date">
            <text:p>06/04/23</text:p>
          </table:table-cell>
          <table:table-cell office:value-type="string" office:string-value="Women crop top black" calcext:value-type="string">
            <text:p>Women crop top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900" calcext:value-type="float">
            <text:p>190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7" calcext:value-type="date">
            <text:p>06/07/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560" calcext:value-type="float">
            <text:p>156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6" office:value-type="date" office:date-value="2023-06-10" calcext:value-type="date">
            <text:p>06/10/23</text:p>
          </table:table-cell>
          <table:table-cell table:style-name="ce10" office:value-type="string" office:string-value="Women type T simple black" calcext:value-type="string">
            <text:p>Women type T simple black</text:p>
          </table:table-cell>
          <table:table-cell table:style-name="ce10" office:value-type="string" office:string-value="Sales" calcext:value-type="string">
            <text:p>Sales</text:p>
          </table:table-cell>
          <table:table-cell table:style-name="ce14" office:value-type="float" office:value="1680" calcext:value-type="float">
            <text:p>168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7"/>
          <table:table-cell table:style-name="ce11" table:number-columns-repeated="2"/>
          <table:table-cell table:style-name="ce7"/>
          <table:table-cell table:number-columns-repeated="5"/>
        </table:table-row>
        <table:table-row table:style-name="ro1">
          <table:table-cell table:number-columns-repeated="6"/>
          <table:table-cell table:style-name="ce7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/00/0000</text:date>, <text:time style:data-style-name="N2" text:time-value="14:31:13.4126901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bre Developer</meta:initial-creator>
    <meta:creation-date>2024-06-17T17:17:55.701824630</meta:creation-date>
    <dc:date>2024-07-10T14:31:21.043037592</dc:date>
    <dc:creator>Libre Developer</dc:creator>
    <meta:editing-duration>PT36M46S</meta:editing-duration>
    <meta:editing-cycles>19</meta:editing-cycles>
    <meta:generator>LibreOffice/7.6.3.1$Linux_X86_64 LibreOffice_project/60$Build-1</meta:generator>
    <meta:document-statistic meta:table-count="1" meta:cell-count="208" meta:object-count="14"/>
  </office:meta>
</office:document-meta>
</file>